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dame, Monsieur, </text:p>
      <text:p text:style-name="Standard"/>
      <text:p text:style-name="Standard">Je contacte votre entreprise car je suis actuellement à la recherche d'un stage en développement web <text:s/>d'une durée d'un mois et demi couvrant la période du 6 mars au 11 avril 2023.</text:p>
      <text:p text:style-name="Standard"/>
      <text:p text:style-name="Standard">En prenant connaissance de vos projets (site e-commerce) et des technologies que vous employez (¨Prestashop et Symfony) j'ai développé un intérêt pour votre agence. L'importance que vous portez à la qualité de vos designs parle à ma sensibilité de graphiste. De plus le fait que vous ayez une petite structure, ce qui force à l'adaptabilité et à la polyvalence, a achevé de me convaincre de choisir votre entreprise. </text:p>
      <text:p text:style-name="Standard"/>
      <text:p text:style-name="Standard">Étant actuellement en formation de développement web et web mobile à l'INSTEP Amiens, j'ai choisis d'intégrer ces cours dans le but de compléter ma formation initiale en design graphique. Durant cette formation j'apprends à utiliser les technologies (HTML5, CSS3, JS, PHP, SQL) et techniques nécessaire à la création d'un site web.</text:p>
      <text:p text:style-name="Standard"/>
      <text:p text:style-name="Standard">Je suis certain que votre entreprise est le lieu idéal à la réalisation de mon projet professionnel. </text:p>
      <text:p text:style-name="Standard">Ce stage pourra être l'occasion d'une collaboration fructueuse, bénéfique pour les deux parties. Je tiens à être une force vive en entreprise, tout en étant rigoureux et à l'écoute.</text:p>
      <text:p text:style-name="Standard"/>
      <text:p text:style-name="Standard">Je serai ravi de vous offrir de plus amples informations lors d'un entretien.</text:p>
      <text:p text:style-name="Standard"/>
      <text:p text:style-name="Standard">Dans l'attente de votre réponse, </text:p>
      <text:p text:style-name="Standard">je vous prie d'agréer mes salutations distinguées,</text:p>
      <text:p text:style-name="Standard"/>
      <text:p text:style-name="Standard">Corentin Savin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entin  Savino</meta:initial-creator>
    <meta:creation-date>2023-01-16T09:18:52.90</meta:creation-date>
    <dc:date>2023-01-16T12:25:25.86</dc:date>
    <dc:creator>Corentin  Savino</dc:creator>
    <meta:editing-duration>PT17M9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10" meta:word-count="226" meta:character-count="1403"/>
  </office:meta>
</office:document-meta>
</file>